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3646in" fo:text-indent="0in" style:auto-text-indent="false"/>
      <style:text-properties fo:color="#f6f6f4" loext:opacity="100%" style:font-name="Cascadia Code" fo:font-size="19.5pt" fo:font-weight="normal" fo:background-color="#282a36"/>
    </style:style>
    <style:style style:name="P2" style:family="paragraph" style:parent-style-name="Standard">
      <style:paragraph-properties fo:margin-left="0in" fo:margin-right="0in" style:line-height-at-least="0.3646in" fo:text-indent="0in" style:auto-text-indent="false"/>
      <style:text-properties fo:color="#7b7f8b" loext:opacity="100%" style:font-name="Cascadia Code" fo:font-size="19.5pt" fo:font-weight="normal" fo:background-color="#282a36"/>
    </style:style>
    <style:style style:name="T1" style:family="text">
      <style:text-properties fo:color="#97e2f2" loext:opacity="100%"/>
    </style:style>
    <style:style style:name="T2" style:family="text">
      <style:text-properties fo:color="#97e1f1" loext:opacity="100%"/>
    </style:style>
    <style:style style:name="T3" style:family="text">
      <style:text-properties fo:color="#f286c4" loext:opacity="100%"/>
    </style:style>
    <style:style style:name="T4" style:family="text">
      <style:text-properties fo:color="#dee492" loext:opacity="100%"/>
    </style:style>
    <style:style style:name="T5" style:family="text">
      <style:text-properties fo:color="#e7ee98" loext:opacity="100%"/>
    </style:style>
    <style:style style:name="T6" style:family="text">
      <style:text-properties fo:color="#bf9eee" loext:opacity="100%"/>
    </style:style>
    <style:style style:name="T7" style:family="text">
      <style:text-properties fo:color="#7b7f8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pan text:style-name="T1">"</text:span><text:span text:style-name="T2">workbench.colorTheme</text:span><text:span text:style-name="T1">"</text:span><text:span text:style-name="T3">:</text:span> <text:span text:style-name="T4">"</text:span><text:span text:style-name="T5">Dracula Theme Soft</text:span><text:span text:style-name="T4">"</text:span>,</text:p>
      <text:p text:style-name="P1"><text:span text:style-name="T1">"</text:span><text:span text:style-name="T2">workbench.iconTheme</text:span><text:span text:style-name="T1">"</text:span><text:span text:style-name="T3">:</text:span> <text:span text:style-name="T4">"</text:span><text:span text:style-name="T5">vscode-icons</text:span><text:span text:style-name="T4">"</text:span>,</text:p>
      <text:p text:style-name="P1"><text:span text:style-name="T1">"</text:span><text:span text:style-name="T2">workbench.sideBar.location</text:span><text:span text:style-name="T1">"</text:span><text:span text:style-name="T3">:</text:span> <text:span text:style-name="T4">"</text:span><text:span text:style-name="T5">right</text:span><text:span text:style-name="T4">"</text:span>,</text:p>
      <text:p text:style-name="P1"><text:span text:style-name="T1">"</text:span><text:span text:style-name="T2">editor.fontFamily</text:span><text:span text:style-name="T1">"</text:span><text:span text:style-name="T3">:</text:span> <text:span text:style-name="T4">"</text:span><text:span text:style-name="T5">'Cascadia Code', Consolas, 'Courier New', monospace</text:span><text:span text:style-name="T4">"</text:span>,</text:p>
      <text:p text:style-name="P1"><text:span text:style-name="T1">"</text:span><text:span text:style-name="T2">editor.fontWeight</text:span><text:span text:style-name="T1">"</text:span><text:span text:style-name="T3">:</text:span> <text:span text:style-name="T4">"</text:span><text:span text:style-name="T5">325</text:span><text:span text:style-name="T4">"</text:span>,</text:p>
      <text:p text:style-name="P1"><text:span text:style-name="T1">"</text:span><text:span text:style-name="T2">editor.fontLigatures</text:span><text:span text:style-name="T1">"</text:span><text:span text:style-name="T3">:</text:span> <text:span text:style-name="T6">true</text:span>,</text:p>
      <text:p text:style-name="P1"><text:span text:style-name="T1">"</text:span><text:span text:style-name="T2">editor.linkedEditing</text:span><text:span text:style-name="T1">"</text:span><text:span text:style-name="T3">:</text:span> <text:span text:style-name="T6">true</text:span>,</text:p>
      <text:p text:style-name="P1"><text:span text:style-name="T1">"</text:span><text:span text:style-name="T2">editor.minimap.enabled</text:span><text:span text:style-name="T1">"</text:span><text:span text:style-name="T3">:</text:span> <text:span text:style-name="T6">false</text:span>,</text:p>
      <text:p text:style-name="P1"><text:span text:style-name="T1">"</text:span><text:span text:style-name="T2">editor.formatOnSave</text:span><text:span text:style-name="T1">"</text:span><text:span text:style-name="T3">:</text:span> <text:span text:style-name="T6">true</text:span>,</text:p>
      <text:p text:style-name="P1"><text:span text:style-name="T1">"</text:span><text:span text:style-name="T2">editor.largeFileOptimizations</text:span><text:span text:style-name="T1">"</text:span><text:span text:style-name="T3">:</text:span> <text:span text:style-name="T6">false</text:span>,</text:p>
      <text:p text:style-name="P1"><text:span text:style-name="T1">"</text:span><text:span text:style-name="T2">editor.wordWrap</text:span><text:span text:style-name="T1">"</text:span><text:span text:style-name="T3">:</text:span> <text:span text:style-name="T4">"</text:span><text:span text:style-name="T5">on</text:span><text:span text:style-name="T4">"</text:span>,</text:p>
      <text:p text:style-name="P1"><text:span text:style-name="T1">"</text:span><text:span text:style-name="T2">editor.stickyScroll.enabled</text:span><text:span text:style-name="T1">"</text:span><text:span text:style-name="T3">:</text:span> <text:span text:style-name="T6">false</text:span>,</text:p>
      <text:p text:style-name="P1"><text:span text:style-name="T1">"</text:span><text:span text:style-name="T2">extensions.ignoreRecommendations</text:span><text:span text:style-name="T1">"</text:span><text:span text:style-name="T3">:</text:span> <text:span text:style-name="T6">true</text:span>,</text:p>
      <text:p text:style-name="P1"><text:span text:style-name="T1">"</text:span><text:span text:style-name="T2">liveServer.settings.donotShowInfoMsg</text:span><text:span text:style-name="T1">"</text:span><text:span text:style-name="T3">:</text:span> <text:span text:style-name="T6">true</text:span>,</text:p>
      <text:p text:style-name="P1"><text:span text:style-name="T1">"</text:span><text:span text:style-name="T2">svelte.enable-ts-plugin</text:span><text:span text:style-name="T1">"</text:span><text:span text:style-name="T3">:</text:span> <text:span text:style-name="T6">true</text:span>,</text:p>
      <text:p text:style-name="P1"><text:span text:style-name="T1">"</text:span><text:span text:style-name="T2">svelte.plugin.svelte.format.config.printWidth</text:span><text:span text:style-name="T1">"</text:span><text:span text:style-name="T3">:</text:span> <text:span text:style-name="T6">140</text:span>,</text:p>
      <text:p text:style-name="P1"><text:span text:style-name="T1">"</text:span><text:span text:style-name="T2">liveServer.settings.donotVerifyTags</text:span><text:span text:style-name="T1">"</text:span><text:span text:style-name="T3">:</text:span> <text:span text:style-name="T6">true</text:span>,</text:p>
      <text:p text:style-name="P1"><text:span text:style-name="T1">"</text:span><text:span text:style-name="T2">cSpell.userWords</text:span><text:span text:style-name="T1">"</text:span><text:span text:style-name="T3">:</text:span> [</text:p>
      <text:p text:style-name="P1"><text:span text:style-name="T4">"</text:span><text:span text:style-name="T5">Cascadia</text:span><text:span text:style-name="T4">"</text:span>,</text:p>
      <text:p text:style-name="P1"><text:span text:style-name="T4">"</text:span><text:span text:style-name="T5">codeforces</text:span><text:span text:style-name="T4">"</text:span>,</text:p>
      <text:p text:style-name="P1"><text:span text:style-name="T4">"</text:span><text:span text:style-name="T5">Consolas</text:span><text:span text:style-name="T4">"</text:span>,</text:p>
      <text:p text:style-name="P1"><text:span text:style-name="T4">"</text:span><text:span text:style-name="T5">hackerrank</text:span><text:span text:style-name="T4">"</text:span>,</text:p>
      <text:p text:style-name="P1"><text:span text:style-name="T4">"</text:span><text:span text:style-name="T5">icpc</text:span><text:span text:style-name="T4">"</text:span>,</text:p>
      <text:p text:style-name="P1"><text:span text:style-name="T4">"</text:span><text:span text:style-name="T5">leetcode</text:span><text:span text:style-name="T4">"</text:span>,</text:p>
      <text:p text:style-name="P1"><text:span text:style-name="T4">"</text:span><text:span text:style-name="T5">phitron</text:span><text:span text:style-name="T4">"</text:span>,</text:p>
      <text:p text:style-name="P1"><text:soft-page-break/><text:span text:style-name="T4">"</text:span><text:span text:style-name="T5">postbuild</text:span><text:span text:style-name="T4">"</text:span>,</text:p>
      <text:p text:style-name="P1">],</text:p>
      <text:p text:style-name="P1"><text:span text:style-name="T1">"</text:span><text:span text:style-name="T2">vsicons.dontShowNewVersionMessage</text:span><text:span text:style-name="T1">"</text:span><text:span text:style-name="T3">:</text:span> <text:span text:style-name="T6">true</text:span>,</text:p>
      <text:p text:style-name="P1"><text:span text:style-name="T1">"</text:span><text:span text:style-name="T2">git.ignoreMissingGitWarning</text:span><text:span text:style-name="T1">"</text:span><text:span text:style-name="T3">:</text:span> <text:span text:style-name="T6">true</text:span>,</text:p>
      <text:p text:style-name="P1"><text:span text:style-name="T1">"</text:span><text:span text:style-name="T2">redhat.telemetry.enabled</text:span><text:span text:style-name="T1">"</text:span><text:span text:style-name="T3">:</text:span> <text:span text:style-name="T6">false</text:span>,</text:p>
      <text:p text:style-name="P1"><text:span text:style-name="T1">"</text:span><text:span text:style-name="T2">go.toolsManagement.autoUpdate</text:span><text:span text:style-name="T1">"</text:span><text:span text:style-name="T3">:</text:span> <text:span text:style-name="T6">true</text:span>,</text:p>
      <text:p text:style-name="P1"><text:span text:style-name="T1">"</text:span><text:span text:style-name="T2">go.inlayHints.parameterNames</text:span><text:span text:style-name="T1">"</text:span><text:span text:style-name="T3">:</text:span> <text:span text:style-name="T6">true</text:span>,</text:p>
      <text:p text:style-name="P1"><text:span text:style-name="T1">"</text:span><text:span text:style-name="T2">go.inlayHints.functionTypeParameters</text:span><text:span text:style-name="T1">"</text:span><text:span text:style-name="T3">:</text:span> <text:span text:style-name="T6">true</text:span>,</text:p>
      <text:p text:style-name="P1"><text:span text:style-name="T1">"</text:span><text:span text:style-name="T2">window.customTitleBarVisibility</text:span><text:span text:style-name="T1">"</text:span><text:span text:style-name="T3">:</text:span> <text:span text:style-name="T4">"</text:span><text:span text:style-name="T5">windowed</text:span><text:span text:style-name="T4">"</text:span>,</text:p>
      <text:p text:style-name="P1"><text:span text:style-name="T1">"</text:span><text:span text:style-name="T2">terminal.integrated.defaultProfile.windows</text:span><text:span text:style-name="T1">"</text:span><text:span text:style-name="T3">:</text:span> <text:span text:style-name="T4">"</text:span><text:span text:style-name="T5">Command Prompt</text:span><text:span text:style-name="T4">"</text:span>,</text:p>
      <text:p text:style-name="P1"><text:span text:style-name="T1">"</text:span><text:span text:style-name="T2">terminal.integrated.enableMultiLinePasteWarning</text:span><text:span text:style-name="T1">"</text:span><text:span text:style-name="T3">:</text:span> <text:span text:style-name="T4">"</text:span><text:span text:style-name="T5">never</text:span><text:span text:style-name="T4">"</text:span>,</text:p>
      <text:p text:style-name="P1"><text:span text:style-name="T1">"</text:span><text:span text:style-name="T2">terminal.integrated.profiles.windows</text:span><text:span text:style-name="T1">"</text:span><text:span text:style-name="T3">:</text:span> {</text:p>
      <text:p text:style-name="P1"><text:span text:style-name="T1">"</text:span><text:span text:style-name="T2">PowerShell</text:span><text:span text:style-name="T1">"</text:span><text:span text:style-name="T3">:</text:span> {</text:p>
      <text:p text:style-name="P1"><text:span text:style-name="T1">"</text:span><text:span text:style-name="T2">source</text:span><text:span text:style-name="T1">"</text:span><text:span text:style-name="T3">:</text:span> <text:span text:style-name="T4">"</text:span><text:span text:style-name="T5">PowerShell</text:span><text:span text:style-name="T4">"</text:span>,</text:p>
      <text:p text:style-name="P1"><text:span text:style-name="T1">"</text:span><text:span text:style-name="T2">icon</text:span><text:span text:style-name="T1">"</text:span><text:span text:style-name="T3">:</text:span> <text:span text:style-name="T4">"</text:span><text:span text:style-name="T5">terminal-powershell</text:span><text:span text:style-name="T4">"</text:span></text:p>
      <text:p text:style-name="P1">},</text:p>
      <text:p text:style-name="P1"><text:span text:style-name="T1">"</text:span><text:span text:style-name="T2">Command Prompt</text:span><text:span text:style-name="T1">"</text:span><text:span text:style-name="T3">:</text:span> {</text:p>
      <text:p text:style-name="P1"><text:span text:style-name="T1">"</text:span><text:span text:style-name="T2">path</text:span><text:span text:style-name="T1">"</text:span><text:span text:style-name="T3">:</text:span> [</text:p>
      <text:p text:style-name="P1"><text:span text:style-name="T4">"</text:span><text:span text:style-name="T5">${env:windir}</text:span><text:span text:style-name="T3">\\</text:span><text:span text:style-name="T5">Sysnative</text:span><text:span text:style-name="T3">\\</text:span><text:span text:style-name="T5">cmd.exe</text:span><text:span text:style-name="T4">"</text:span>,</text:p>
      <text:p text:style-name="P1"><text:span text:style-name="T4">"</text:span><text:span text:style-name="T5">${env:windir}</text:span><text:span text:style-name="T3">\\</text:span><text:span text:style-name="T5">System32</text:span><text:span text:style-name="T3">\\</text:span><text:span text:style-name="T5">cmd.exe</text:span><text:span text:style-name="T4">"</text:span></text:p>
      <text:p text:style-name="P1">],</text:p>
      <text:p text:style-name="P1"><text:span text:style-name="T1">"</text:span><text:span text:style-name="T2">args</text:span><text:span text:style-name="T1">"</text:span><text:span text:style-name="T3">:</text:span> [],</text:p>
      <text:p text:style-name="P1"><text:span text:style-name="T1">"</text:span><text:span text:style-name="T2">icon</text:span><text:span text:style-name="T1">"</text:span><text:span text:style-name="T3">:</text:span> <text:span text:style-name="T4">"</text:span><text:span text:style-name="T5">terminal-cmd</text:span><text:span text:style-name="T4">"</text:span></text:p>
      <text:p text:style-name="P1">},</text:p>
      <text:p text:style-name="P1"><text:span text:style-name="T1">"</text:span><text:span text:style-name="T2">Git Bash</text:span><text:span text:style-name="T1">"</text:span><text:span text:style-name="T3">:</text:span> {</text:p>
      <text:p text:style-name="P1"><text:soft-page-break/><text:span text:style-name="T1">"</text:span><text:span text:style-name="T2">source</text:span><text:span text:style-name="T1">"</text:span><text:span text:style-name="T3">:</text:span> <text:span text:style-name="T4">"</text:span><text:span text:style-name="T5">Git Bash</text:span><text:span text:style-name="T4">"</text:span></text:p>
      <text:p text:style-name="P1">},</text:p>
      <text:p text:style-name="P1"><text:span text:style-name="T1">"</text:span><text:span text:style-name="T2">bash (MSYS2)</text:span><text:span text:style-name="T1">"</text:span><text:span text:style-name="T3">:</text:span> {</text:p>
      <text:p text:style-name="P1"><text:span text:style-name="T1">"</text:span><text:span text:style-name="T2">path</text:span><text:span text:style-name="T1">"</text:span><text:span text:style-name="T3">:</text:span> <text:span text:style-name="T4">"</text:span><text:span text:style-name="T5">C:</text:span><text:span text:style-name="T3">\\</text:span><text:span text:style-name="T5">msys64</text:span><text:span text:style-name="T3">\\</text:span><text:span text:style-name="T5">usr</text:span><text:span text:style-name="T3">\\</text:span><text:span text:style-name="T5">bin</text:span><text:span text:style-name="T3">\\</text:span><text:span text:style-name="T5">bash.exe</text:span><text:span text:style-name="T4">"</text:span>,</text:p>
      <text:p text:style-name="P1"><text:span text:style-name="T1">"</text:span><text:span text:style-name="T2">args</text:span><text:span text:style-name="T1">"</text:span><text:span text:style-name="T3">:</text:span> [</text:p>
      <text:p text:style-name="P1"><text:span text:style-name="T4">"</text:span><text:span text:style-name="T5">--login</text:span><text:span text:style-name="T4">"</text:span>,</text:p>
      <text:p text:style-name="P1"><text:span text:style-name="T4">"</text:span><text:span text:style-name="T5">-i</text:span><text:span text:style-name="T4">"</text:span>,</text:p>
      <text:p text:style-name="P1">]</text:p>
      <text:p text:style-name="P1">},</text:p>
      <text:p text:style-name="P1">},</text:p>
      <text:p text:style-name="P1"><text:span text:style-name="T1">"</text:span><text:span text:style-name="T2">C_Cpp.autocompleteAddParentheses</text:span><text:span text:style-name="T1">"</text:span><text:span text:style-name="T3">:</text:span> <text:span text:style-name="T6">true</text:span>,</text:p>
      <text:p text:style-name="P1"><text:span text:style-name="T1">"</text:span><text:span text:style-name="T2">C_Cpp.clang_format_style</text:span><text:span text:style-name="T1">"</text:span><text:span text:style-name="T3">:</text:span> <text:span text:style-name="T4">"</text:span><text:span text:style-name="T5">{ BasedOnStyle: Google, IndentWidth: 4, ColumnLimit: 0 }</text:span><text:span text:style-name="T4">"</text:span>,</text:p>
      <text:p text:style-name="P1"><text:span text:style-name="T1">"</text:span><text:span text:style-name="T2">C_Cpp.clang_format_fallbackStyle</text:span><text:span text:style-name="T1">"</text:span><text:span text:style-name="T3">:</text:span> <text:span text:style-name="T4">"</text:span><text:span text:style-name="T5">{ BasedOnStyle: Google, IndentWidth: 4, ColumnLimit: 0 }</text:span><text:span text:style-name="T4">"</text:span>,</text:p>
      <text:p text:style-name="P1"><text:span text:style-name="T1">"</text:span><text:span text:style-name="T2">C_Cpp.default.cppStandard</text:span><text:span text:style-name="T1">"</text:span><text:span text:style-name="T3">:</text:span> <text:span text:style-name="T4">"</text:span><text:span text:style-name="T5">c++23</text:span><text:span text:style-name="T4">"</text:span>,</text:p>
      <text:p text:style-name="P1"><text:span text:style-name="T1">"</text:span><text:span text:style-name="T2">C_Cpp.default.cStandard</text:span><text:span text:style-name="T1">"</text:span><text:span text:style-name="T3">:</text:span> <text:span text:style-name="T4">"</text:span><text:span text:style-name="T5">c23</text:span><text:span text:style-name="T4">"</text:span>,</text:p>
      <text:p text:style-name="P1"><text:span text:style-name="T1">"</text:span><text:span text:style-name="T2">C_Cpp.default.includePath</text:span><text:span text:style-name="T1">"</text:span><text:span text:style-name="T3">:</text:span> [</text:p>
      <text:p text:style-name="P1"><text:span text:style-name="T4">"</text:span><text:span text:style-name="T5">${workspaceFolder}/**</text:span><text:span text:style-name="T4">"</text:span></text:p>
      <text:p text:style-name="P1">],</text:p>
      <text:p text:style-name="P2">// "cph.general.saveLocation": "C:\\$Recycle.Bin",</text:p>
      <text:p text:style-name="P1"><text:span text:style-name="T1">"</text:span><text:span text:style-name="T2">code-runner.runInTerminal</text:span><text:span text:style-name="T1">"</text:span><text:span text:style-name="T3">:</text:span> <text:span text:style-name="T6">true</text:span>,</text:p>
      <text:p text:style-name="P1"><text:span text:style-name="T1">"</text:span><text:span text:style-name="T2">code-runner.saveAllFilesBeforeRun</text:span><text:span text:style-name="T1">"</text:span><text:span text:style-name="T3">:</text:span> <text:span text:style-name="T6">true</text:span>,</text:p>
      <text:p text:style-name="P2">// "code-runner.terminalRoot": "/", // does not works with windows cmd</text:p>
      <text:p text:style-name="P1"><text:span text:style-name="T1">"</text:span><text:span text:style-name="T2">code-runner.ignoreSelection</text:span><text:span text:style-name="T1">"</text:span><text:span text:style-name="T3">:</text:span> <text:span text:style-name="T6">true</text:span>,</text:p>
      <text:p text:style-name="P1"><text:soft-page-break/><text:span text:style-name="T1">"</text:span><text:span text:style-name="T2">code-runner.preserveFocus</text:span><text:span text:style-name="T1">"</text:span><text:span text:style-name="T3">:</text:span> <text:span text:style-name="T6">false</text:span>,</text:p>
      <text:p text:style-name="P1"><text:span text:style-name="T1">"</text:span><text:span text:style-name="T2">code-runner.executorMap</text:span><text:span text:style-name="T1">"</text:span><text:span text:style-name="T3">:</text:span> {</text:p>
      <text:p text:style-name="P1"><text:span text:style-name="T1">"</text:span><text:span text:style-name="T2">javascript</text:span><text:span text:style-name="T1">"</text:span><text:span text:style-name="T3">:</text:span> <text:span text:style-name="T4">"</text:span><text:span text:style-name="T5">node</text:span><text:span text:style-name="T4">"</text:span>,</text:p>
      <text:p text:style-name="P1"><text:span text:style-name="T1">"</text:span><text:span text:style-name="T2">java</text:span><text:span text:style-name="T1">"</text:span><text:span text:style-name="T3">:</text:span> <text:span text:style-name="T4">"</text:span><text:span text:style-name="T5"> cd $dir &amp;&amp; java </text:span><text:span text:style-name="T3">\"</text:span><text:span text:style-name="T5">$fileName</text:span><text:span text:style-name="T3">\"</text:span><text:span text:style-name="T4">"</text:span>,</text:p>
      <text:p text:style-name="P1"><text:span text:style-name="T1">"</text:span><text:span text:style-name="T2">zig</text:span><text:span text:style-name="T1">"</text:span><text:span text:style-name="T3">:</text:span> <text:span text:style-name="T4">"</text:span><text:span text:style-name="T5">zig run</text:span><text:span text:style-name="T4">"</text:span>,</text:p>
      <text:p text:style-name="P1"><text:span text:style-name="T1">"</text:span><text:span text:style-name="T2">python</text:span><text:span text:style-name="T1">"</text:span><text:span text:style-name="T3">:</text:span> <text:span text:style-name="T4">"</text:span><text:span text:style-name="T5">python -u</text:span><text:span text:style-name="T4">"</text:span>,</text:p>
      <text:p text:style-name="P1"><text:span text:style-name="T1">"</text:span><text:span text:style-name="T2">go</text:span><text:span text:style-name="T1">"</text:span><text:span text:style-name="T3">:</text:span> <text:span text:style-name="T4">"</text:span><text:span text:style-name="T5"> cd $dir &amp;&amp; go run </text:span><text:span text:style-name="T3">\"</text:span><text:span text:style-name="T5">$fileName</text:span><text:span text:style-name="T3">\"</text:span><text:span text:style-name="T4">"</text:span>,</text:p>
      <text:p text:style-name="P1"><text:span text:style-name="T1">"</text:span><text:span text:style-name="T2">powershell</text:span><text:span text:style-name="T1">"</text:span><text:span text:style-name="T3">:</text:span> <text:span text:style-name="T4">"</text:span><text:span text:style-name="T5">powershell -ExecutionPolicy ByPass -File</text:span><text:span text:style-name="T4">"</text:span>,</text:p>
      <text:p text:style-name="P1"><text:span text:style-name="T1">"</text:span><text:span text:style-name="T2">bat</text:span><text:span text:style-name="T1">"</text:span><text:span text:style-name="T3">:</text:span> <text:span text:style-name="T4">"</text:span><text:span text:style-name="T5">cmd /c</text:span><text:span text:style-name="T4">"</text:span>,</text:p>
      <text:p text:style-name="P1"><text:span text:style-name="T1">"</text:span><text:span text:style-name="T2">shellscript</text:span><text:span text:style-name="T1">"</text:span><text:span text:style-name="T3">:</text:span> <text:span text:style-name="T4">"</text:span><text:span text:style-name="T5">bash</text:span><text:span text:style-name="T4">"</text:span>,</text:p>
      <text:p text:style-name="P1"><text:span text:style-name="T1">"</text:span><text:span text:style-name="T2">typescript</text:span><text:span text:style-name="T1">"</text:span><text:span text:style-name="T3">:</text:span> <text:span text:style-name="T4">"</text:span><text:span text:style-name="T5">ts-node</text:span><text:span text:style-name="T4">"</text:span>,</text:p>
      <text:p text:style-name="P1"><text:span text:style-name="T1">"</text:span><text:span text:style-name="T2">julia</text:span><text:span text:style-name="T1">"</text:span><text:span text:style-name="T3">:</text:span> <text:span text:style-name="T4">"</text:span><text:span text:style-name="T5">julia</text:span><text:span text:style-name="T4">"</text:span>,</text:p>
      <text:p text:style-name="P1"><text:span text:style-name="T1">"</text:span><text:span text:style-name="T2">ocaml</text:span><text:span text:style-name="T1">"</text:span><text:span text:style-name="T3">:</text:span> <text:span text:style-name="T4">"</text:span><text:span text:style-name="T5">ocaml</text:span><text:span text:style-name="T4">"</text:span>,</text:p>
      <text:p text:style-name="P1"><text:span text:style-name="T1">"</text:span><text:span text:style-name="T2">r</text:span><text:span text:style-name="T1">"</text:span><text:span text:style-name="T3">:</text:span> <text:span text:style-name="T4">"</text:span><text:span text:style-name="T5">Rscript</text:span><text:span text:style-name="T4">"</text:span>,</text:p>
      <text:p text:style-name="P1"><text:span text:style-name="T1">"</text:span><text:span text:style-name="T2">rust</text:span><text:span text:style-name="T1">"</text:span><text:span text:style-name="T3">:</text:span> <text:span text:style-name="T4">"</text:span><text:span text:style-name="T5"> cd </text:span><text:span text:style-name="T3">\"</text:span><text:span text:style-name="T5">$dir</text:span><text:span text:style-name="T3">\"</text:span><text:span text:style-name="T5"> &amp;&amp; rustc </text:span><text:span text:style-name="T3">\"</text:span><text:span text:style-name="T5">$fileName</text:span><text:span text:style-name="T3">\"</text:span><text:span text:style-name="T5"> &amp;&amp; ./</text:span><text:span text:style-name="T3">\"</text:span><text:span text:style-name="T5">$fileNameWithoutExt.exe</text:span><text:span text:style-name="T3">\"</text:span><text:span text:style-name="T5"> &amp;&amp; rm -rf </text:span><text:span text:style-name="T3">\"</text:span><text:span text:style-name="T5">$fileNameWithoutExt.exe</text:span><text:span text:style-name="T3">\"</text:span><text:span text:style-name="T5"> &amp;&amp; rm -rf </text:span><text:span text:style-name="T3">\"</text:span><text:span text:style-name="T5">$fileNameWithoutExt.pdb</text:span><text:span text:style-name="T3">\"</text:span><text:span text:style-name="T4">"</text:span>,</text:p>
      <text:p text:style-name="P1"><text:span text:style-name="T1">"</text:span><text:span text:style-name="T2">dart</text:span><text:span text:style-name="T1">"</text:span><text:span text:style-name="T3">:</text:span> <text:span text:style-name="T4">"</text:span><text:span text:style-name="T5">dart</text:span><text:span text:style-name="T4">"</text:span>,</text:p>
      <text:p text:style-name="P1"><text:span text:style-name="T1">"</text:span><text:span text:style-name="T2">sass</text:span><text:span text:style-name="T1">"</text:span><text:span text:style-name="T3">:</text:span> <text:span text:style-name="T4">"</text:span><text:span text:style-name="T5">sass --style expanded</text:span><text:span text:style-name="T4">"</text:span>,</text:p>
      <text:p text:style-name="P1"><text:span text:style-name="T1">"</text:span><text:span text:style-name="T2">scss</text:span><text:span text:style-name="T1">"</text:span><text:span text:style-name="T3">:</text:span> <text:span text:style-name="T4">"</text:span><text:span text:style-name="T5">scss --style expanded</text:span><text:span text:style-name="T4">"</text:span>,</text:p>
      <text:p text:style-name="P1"><text:span text:style-name="T1">"</text:span><text:span text:style-name="T2">less</text:span><text:span text:style-name="T1">"</text:span><text:span text:style-name="T3">:</text:span> <text:span text:style-name="T4">"</text:span><text:span text:style-name="T5">cd $dir &amp;&amp; lessc $fileName $fileNameWithoutExt.css</text:span><text:span text:style-name="T4">"</text:span>,</text:p>
      <text:p text:style-name="P1"><text:span text:style-name="T1">"</text:span><text:span text:style-name="T2">FortranFreeForm</text:span><text:span text:style-name="T1">"</text:span><text:span text:style-name="T3">:</text:span> <text:span text:style-name="T4">"</text:span><text:span text:style-name="T5">cd $dir &amp;&amp; gfortran $fileName -o $fileNameWithoutExt &amp;&amp; $dir$fileNameWithoutExt</text:span><text:span text:style-name="T4">"</text:span>,</text:p>
      <text:p text:style-name="P1"><text:soft-page-break/><text:span text:style-name="T1">"</text:span><text:span text:style-name="T2">fortran-modern</text:span><text:span text:style-name="T1">"</text:span><text:span text:style-name="T3">:</text:span> <text:span text:style-name="T4">"</text:span><text:span text:style-name="T5">cd $dir &amp;&amp; gfortran $fileName -o $fileNameWithoutExt &amp;&amp; $dir$fileNameWithoutExt</text:span><text:span text:style-name="T4">"</text:span>,</text:p>
      <text:p text:style-name="P1"><text:span text:style-name="T1">"</text:span><text:span text:style-name="T2">fortran_fixed-form</text:span><text:span text:style-name="T1">"</text:span><text:span text:style-name="T3">:</text:span> <text:span text:style-name="T4">"</text:span><text:span text:style-name="T5">cd $dir &amp;&amp; gfortran $fileName -o $fileNameWithoutExt &amp;&amp; $dir$fileNameWithoutExt</text:span><text:span text:style-name="T4">"</text:span>,</text:p>
      <text:p text:style-name="P1"><text:span text:style-name="T1">"</text:span><text:span text:style-name="T2">fortran</text:span><text:span text:style-name="T1">"</text:span><text:span text:style-name="T3">:</text:span> <text:span text:style-name="T4">"</text:span><text:span text:style-name="T5">cd $dir &amp;&amp; gfortran $fileName -o $fileNameWithoutExt &amp;&amp; $dir$fileNameWithoutExt</text:span><text:span text:style-name="T4">"</text:span>,</text:p>
      <text:p text:style-name="P1"><text:span text:style-name="T1">"</text:span><text:span text:style-name="T2">c</text:span><text:span text:style-name="T1">"</text:span><text:span text:style-name="T3">:</text:span> <text:span text:style-name="T4">"</text:span><text:span text:style-name="T5"> cd $dir &amp;&amp; gcc </text:span><text:span text:style-name="T3">\"</text:span><text:span text:style-name="T5">$fileName</text:span><text:span text:style-name="T3">\"</text:span><text:span text:style-name="T5"> -o </text:span><text:span text:style-name="T3">\"</text:span><text:span text:style-name="T5">$fileNameWithoutExt</text:span><text:span text:style-name="T3">\"</text:span><text:span text:style-name="T5"> &amp;&amp; ./</text:span><text:span text:style-name="T3">\"</text:span><text:span text:style-name="T5">$fileNameWithoutExt</text:span><text:span text:style-name="T3">\"</text:span><text:span text:style-name="T5"> &amp;&amp; echo &amp;&amp; rm -rf </text:span><text:span text:style-name="T3">\"</text:span><text:span text:style-name="T5">$fileNameWithoutExt</text:span><text:span text:style-name="T3">\"</text:span><text:span text:style-name="T4">"</text:span>, <text:span text:style-name="T7">// bash</text:span></text:p>
      <text:p text:style-name="P2">// "c": "cd $dir &amp;&amp; gcc \"$fileName\" -o \"$fileNameWithoutExt\" &amp;&amp; \"$fileNameWithoutExt\" &amp;&amp; del \"$fileNameWithoutExt.exe\"", // cmd</text:p>
      <text:p text:style-name="P1"><text:span text:style-name="T1">"</text:span><text:span text:style-name="T2">cpp</text:span><text:span text:style-name="T1">"</text:span><text:span text:style-name="T3">:</text:span> <text:span text:style-name="T4">"</text:span><text:span text:style-name="T5"> cd $dir &amp;&amp; g++ </text:span><text:span text:style-name="T3">\"</text:span><text:span text:style-name="T5">$fileName</text:span><text:span text:style-name="T3">\"</text:span><text:span text:style-name="T5"> -o </text:span><text:span text:style-name="T3">\"</text:span><text:span text:style-name="T5">$fileNameWithoutExt</text:span><text:span text:style-name="T3">\"</text:span><text:span text:style-name="T5"> &amp;&amp; ./</text:span><text:span text:style-name="T3">\"</text:span><text:span text:style-name="T5">$fileNameWithoutExt</text:span><text:span text:style-name="T3">\"</text:span><text:span text:style-name="T5"> &amp;&amp; echo &amp;&amp; rm -rf </text:span><text:span text:style-name="T3">\"</text:span><text:span text:style-name="T5">$fileNameWithoutExt</text:span><text:span text:style-name="T3">\"</text:span><text:span text:style-name="T4">"</text:span>, <text:span text:style-name="T7">// bash</text:span></text:p>
      <text:p text:style-name="P2">// "cpp": "cd $dir &amp;&amp; g++ \"$fileName\" -o \"$fileNameWithoutExt\" &amp;&amp; \"$fileNameWithoutExt\" &amp;&amp; del \"$fileNameWithoutExt.exe\"", // cmd</text:p>
      <text:p text:style-name="P1">},</text:p>
      <text:p text:style-name="P1"><text:span text:style-name="T1">"</text:span><text:span text:style-name="T2">editor.accessibilitySupport</text:span><text:span text:style-name="T1">"</text:span><text:span text:style-name="T3">:</text:span> <text:span text:style-name="T4">"</text:span><text:span text:style-name="T5">off</text:span><text:span text:style-name="T4">"</text:span>,</text:p>
      <text:p text:style-name="P1"><text:span text:style-name="T1">"</text:span><text:span text:style-name="T2">[cpp]</text:span><text:span text:style-name="T1">"</text:span><text:span text:style-name="T3">:</text:span> {</text:p>
      <text:p text:style-name="P1"><text:span text:style-name="T1">"</text:span><text:span text:style-name="T2">editor.defaultFormatter</text:span><text:span text:style-name="T1">"</text:span><text:span text:style-name="T3">:</text:span> <text:span text:style-name="T4">"</text:span><text:span text:style-name="T5">ms-vscode.cpptools</text:span><text:span text:style-name="T4">"</text:span></text:p>
      <text:p text:style-name="P1"><text:soft-page-break/>},</text:p>
      <text:p text:style-name="P1"><text:span text:style-name="T1">"</text:span><text:span text:style-name="T2">editor.multiCursorLimit</text:span><text:span text:style-name="T1">"</text:span><text:span text:style-name="T3">:</text:span> <text:span text:style-name="T6">100000</text:span>,</text:p>
      <text:p text:style-name="P1"><text:span text:style-name="T1">"</text:span><text:span text:style-name="T2">git.openRepositoryInParentFolders</text:span><text:span text:style-name="T1">"</text:span><text:span text:style-name="T3">:</text:span> <text:span text:style-name="T4">"</text:span><text:span text:style-name="T5">never</text:span><text:span text:style-name="T4">"</text:span>,</text:p>
      <text:p text:style-name="P1"><text:span text:style-name="T1">"</text:span><text:span text:style-name="T2">javascript.updateImportsOnFileMove.enabled</text:span><text:span text:style-name="T1">"</text:span><text:span text:style-name="T3">:</text:span> <text:span text:style-name="T4">"</text:span><text:span text:style-name="T5">always</text:span><text:span text:style-name="T4">"</text:span>,</text:p>
      <text:p text:style-name="P1"><text:span text:style-name="T1">"</text:span><text:span text:style-name="T2">terminal.integrated.shellIntegration.enabled</text:span><text:span text:style-name="T1">"</text:span><text:span text:style-name="T3">:</text:span> <text:span text:style-name="T6">false</text:span>,</text:p>
      <text:p text:style-name="P1"><text:span text:style-name="T1">"</text:span><text:span text:style-name="T2">workbench.startupEditor</text:span><text:span text:style-name="T1">"</text:span><text:span text:style-name="T3">:</text:span> <text:span text:style-name="T4">"</text:span><text:span text:style-name="T5">none</text:span><text:span text:style-name="T4">"</text:span>,</text:p>
      <text:p text:style-name="P1"><text:span text:style-name="T1">"</text:span><text:span text:style-name="T2">security.workspace.trust.untrustedFiles</text:span><text:span text:style-name="T1">"</text:span><text:span text:style-name="T3">:</text:span> <text:span text:style-name="T4">"</text:span><text:span text:style-name="T5">open</text:span><text:span text:style-name="T4">"</text:span>,</text:p>
      <text:p text:style-name="P1"><text:span text:style-name="T1">"</text:span><text:span text:style-name="T2">workbench.preferredHighContrastColorTheme</text:span><text:span text:style-name="T1">"</text:span><text:span text:style-name="T3">:</text:span> <text:span text:style-name="T4">"</text:span><text:span text:style-name="T5">Dracula Theme Soft</text:span><text:span text:style-name="T4">"</text:span>,</text:p>
      <text:p text:style-name="P1"><text:span text:style-name="T1">"</text:span><text:span text:style-name="T2">files.autoSave</text:span><text:span text:style-name="T1">"</text:span><text:span text:style-name="T3">:</text:span> <text:span text:style-name="T4">"</text:span><text:span text:style-name="T5">afterDelay</text:span><text:span text:style-name="T4">"</text:span>,</text:p>
      <text:p text:style-name="P1"><text:span text:style-name="T1">"</text:span><text:span text:style-name="T2">workbench.settings.applyToAllProfiles</text:span><text:span text:style-name="T1">"</text:span><text:span text:style-name="T3">:</text:span> [</text:p>
      <text:p text:style-name="P1"><text:span text:style-name="T4">"</text:span><text:span text:style-name="T5">editor.fontSize</text:span><text:span text:style-name="T4">"</text:span></text:p>
      <text:p text:style-name="P1">],</text:p>
      <text:p text:style-name="P1"><text:span text:style-name="T1">"</text:span><text:span text:style-name="T2">editor.fontSize</text:span><text:span text:style-name="T1">"</text:span><text:span text:style-name="T3">:</text:span> <text:span text:style-name="T6">26</text:span>,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8:30:58.820203155</meta:creation-date>
    <dc:date>2024-12-07T18:32:44.218643017</dc:date>
    <meta:editing-duration>PT1M46S</meta:editing-duration>
    <meta:editing-cycles>1</meta:editing-cycles>
    <meta:document-statistic meta:table-count="0" meta:image-count="0" meta:object-count="0" meta:page-count="6" meta:paragraph-count="119" meta:word-count="385" meta:character-count="4292" meta:non-whitespace-character-count="4029"/>
    <meta:generator>LibreOffice/24.2.6.2$Linux_X86_64 LibreOffice_project/420$Build-2</meta:generator>
  </office:meta>
</office:document-meta>
</file>